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2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thoughts concerning the initialization of the simulation with a traveling wave</text:p>
          </table:table-cell>
          <table:table-cell table:number-columns-repeated="4"/>
        </table:table-row>
        <table:table-row table:style-name="ro1">
          <table:table-cell office:value-type="string">
            <text:p>(according to the book: stewart/lindsay: acoustics)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u=k*A*sin(k(ct-x)), where k=2*PI/lambda</text:p>
          </table:table-cell>
          <table:table-cell table:number-columns-repeated="4"/>
        </table:table-row>
        <table:table-row table:style-name="ro1">
          <table:table-cell office:value-type="string">
            <text:p>s=(rho-rho_0)/rho_0=k/c*A*sin(k(ct-x))</text:p>
          </table:table-cell>
          <table:table-cell table:number-columns-repeated="4"/>
        </table:table-row>
        <table:table-row table:style-name="ro1">
          <table:table-cell office:value-type="string">
            <text:p>dp=p-p_0=k*c*rho_0*A*sin(k(ct-x))</text:p>
          </table:table-cell>
          <table:table-cell table:number-columns-repeated="4"/>
        </table:table-row>
        <table:table-row table:style-name="ro1">
          <table:table-cell office:value-type="string">
            <text:p>dx=-A/c*cos(k(ct-x)) <text:s/>→ displacement pi/2 in phase ahead of u,p,rho..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isualization:</text:p>
          </table:table-cell>
          <table:table-cell table:number-columns-repeated="4"/>
        </table:table-row>
        <table:table-row table:style-name="ro1">
          <table:table-cell office:value-type="string">
            <text:p>lambda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</text:p>
          </table:table-cell>
          <table:table-cell table:formula="of:=2*PI()/[.B13]" office:value-type="float" office:value="6.28318530717959">
            <text:p>6.28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style-name="ce1" office:value-type="float" office:value="0.001">
            <text:p>0.001</text:p>
          </table:table-cell>
          <table:table-cell table:number-columns-repeated="3"/>
        </table:table-row>
        <table:table-row table:style-name="ro1">
          <table:table-cell office:value-type="string">
            <text:p>Rho_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_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gamma</text:p>
          </table:table-cell>
          <table:table-cell office:value-type="float" office:value="1.4">
            <text:p>1.4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table:formula="of:=SQRT([.B18]*[.B17]/[.B16])" office:value-type="float" office:value="1.18321595661992">
            <text:p>1.18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ordinates: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office:value-type="string">
            <text:p>u</text:p>
          </table:table-cell>
          <table:table-cell office:value-type="string">
            <text:p>s*rho_0=rho-rho_0</text:p>
          </table:table-cell>
          <table:table-cell office:value-type="string">
            <text:p>P-P_0</text:p>
          </table:table-cell>
          <table:table-cell office:value-type="string">
            <text:p>dx=x-x_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[.$B$14]*[.$B$15]*SIN(-[.$B$14]*[.A23])" office:value-type="float" office:value="-0">
            <text:p>0.000000</text:p>
          </table:table-cell>
          <table:table-cell table:style-name="ce2" table:formula="of:=[.$B$16]*[.$B$14]/[.$B$19]*[.$B$15]*SIN(-[.$B$14]*[.A23])" office:value-type="float" office:value="-0">
            <text:p>0.000000</text:p>
          </table:table-cell>
          <table:table-cell table:style-name="ce2" table:formula="of:=[.$B$14]*[.$B$19]*[.$B$16]*[.$B$15]*SIN(-[.$B$14]*[.A23])" office:value-type="float" office:value="-0">
            <text:p>0.000000</text:p>
          </table:table-cell>
          <table:table-cell table:style-name="ce2" table:formula="of:=-[.$B$15]/[.$B$19]*COS(-[.$B$14]*[.A23])" office:value-type="float" office:value="-0.000845154254728516">
            <text:p>-0.000845</text:p>
          </table:table-cell>
        </table:table-row>
        <table:table-row table:style-name="ro1">
          <table:table-cell table:formula="of:=[.A23]+[.$B$13]/20" office:value-type="float" office:value="0.05">
            <text:p>0.05</text:p>
          </table:table-cell>
          <table:table-cell table:style-name="ce2" table:formula="of:=[.$B$14]*[.$B$15]*SIN(-[.$B$14]*[.A24])" office:value-type="float" office:value="-0.00194161103872547">
            <text:p>-0.001942</text:p>
          </table:table-cell>
          <table:table-cell table:style-name="ce2" table:formula="of:=[.$B$16]*[.$B$14]/[.$B$19]*[.$B$15]*SIN(-[.$B$14]*[.A24])" office:value-type="float" office:value="-0.00164096083040668">
            <text:p>-0.001641</text:p>
          </table:table-cell>
          <table:table-cell table:style-name="ce2" table:formula="of:=[.$B$14]*[.$B$19]*[.$B$16]*[.$B$15]*SIN(-[.$B$14]*[.A24])" office:value-type="float" office:value="-0.00229734516256936">
            <text:p>-0.002297</text:p>
          </table:table-cell>
          <table:table-cell table:style-name="ce2" table:formula="of:=-[.$B$15]/[.$B$19]*COS(-[.$B$14]*[.A24])" office:value-type="float" office:value="-0.00080378946123413">
            <text:p>-0.000804</text:p>
          </table:table-cell>
        </table:table-row>
        <table:table-row table:style-name="ro1">
          <table:table-cell table:formula="of:=[.A24]+[.$B$13]/20" office:value-type="float" office:value="0.1">
            <text:p>0.1</text:p>
          </table:table-cell>
          <table:table-cell table:style-name="ce2" table:formula="of:=[.$B$14]*[.$B$15]*SIN(-[.$B$14]*[.A25])" office:value-type="float" office:value="-0.00369316366098091">
            <text:p>-0.003693</text:p>
          </table:table-cell>
          <table:table-cell table:style-name="ce2" table:formula="of:=[.$B$16]*[.$B$14]/[.$B$19]*[.$B$15]*SIN(-[.$B$14]*[.A25])" office:value-type="float" office:value="-0.00312129298148676">
            <text:p>-0.003121</text:p>
          </table:table-cell>
          <table:table-cell table:style-name="ce2" table:formula="of:=[.$B$14]*[.$B$19]*[.$B$16]*[.$B$15]*SIN(-[.$B$14]*[.A25])" office:value-type="float" office:value="-0.00436981017408147">
            <text:p>-0.004370</text:p>
          </table:table-cell>
          <table:table-cell table:style-name="ce2" table:formula="of:=-[.$B$15]/[.$B$19]*COS(-[.$B$14]*[.A25])" office:value-type="float" office:value="-0.000683744154943663">
            <text:p>-0.000684</text:p>
          </table:table-cell>
        </table:table-row>
        <table:table-row table:style-name="ro1">
          <table:table-cell table:formula="of:=[.A25]+[.$B$13]/20" office:value-type="float" office:value="0.15">
            <text:p>0.15</text:p>
          </table:table-cell>
          <table:table-cell table:style-name="ce2" table:formula="of:=[.$B$14]*[.$B$15]*SIN(-[.$B$14]*[.A26])" office:value-type="float" office:value="-0.00508320369231526">
            <text:p>-0.005083</text:p>
          </table:table-cell>
          <table:table-cell table:style-name="ce2" table:formula="of:=[.$B$16]*[.$B$14]/[.$B$19]*[.$B$15]*SIN(-[.$B$14]*[.A26])" office:value-type="float" office:value="-0.00429609122821195">
            <text:p>-0.004296</text:p>
          </table:table-cell>
          <table:table-cell table:style-name="ce2" table:formula="of:=[.$B$14]*[.$B$19]*[.$B$16]*[.$B$15]*SIN(-[.$B$14]*[.A26])" office:value-type="float" office:value="-0.00601452771949673">
            <text:p>-0.006015</text:p>
          </table:table-cell>
          <table:table-cell table:style-name="ce2" table:formula="of:=-[.$B$15]/[.$B$19]*COS(-[.$B$14]*[.A26])" office:value-type="float" office:value="-0.000496769206841658">
            <text:p>-0.000497</text:p>
          </table:table-cell>
        </table:table-row>
        <table:table-row table:style-name="ro1">
          <table:table-cell table:formula="of:=[.A26]+[.$B$13]/20" office:value-type="float" office:value="0.2">
            <text:p>0.2</text:p>
          </table:table-cell>
          <table:table-cell table:style-name="ce2" table:formula="of:=[.$B$14]*[.$B$15]*SIN(-[.$B$14]*[.A27])" office:value-type="float" office:value="-0.00597566432948311">
            <text:p>-0.005976</text:p>
          </table:table-cell>
          <table:table-cell table:style-name="ce2" table:formula="of:=[.$B$16]*[.$B$14]/[.$B$19]*[.$B$15]*SIN(-[.$B$14]*[.A27])" office:value-type="float" office:value="-0.00505035813289208">
            <text:p>-0.005050</text:p>
          </table:table-cell>
          <table:table-cell table:style-name="ce2" table:formula="of:=[.$B$14]*[.$B$19]*[.$B$16]*[.$B$15]*SIN(-[.$B$14]*[.A27])" office:value-type="float" office:value="-0.00707050138604891">
            <text:p>-0.007071</text:p>
          </table:table-cell>
          <table:table-cell table:style-name="ce2" table:formula="of:=-[.$B$15]/[.$B$19]*COS(-[.$B$14]*[.A27])" office:value-type="float" office:value="-0.000261167027579405">
            <text:p>-0.000261</text:p>
          </table:table-cell>
        </table:table-row>
        <table:table-row table:style-name="ro1">
          <table:table-cell table:formula="of:=[.A27]+[.$B$13]/20" office:value-type="float" office:value="0.25">
            <text:p>0.25</text:p>
          </table:table-cell>
          <table:table-cell table:style-name="ce2" table:formula="of:=[.$B$14]*[.$B$15]*SIN(-[.$B$14]*[.A28])" office:value-type="float" office:value="-0.00628318530717959">
            <text:p>-0.006283</text:p>
          </table:table-cell>
          <table:table-cell table:style-name="ce2" table:formula="of:=[.$B$16]*[.$B$14]/[.$B$19]*[.$B$15]*SIN(-[.$B$14]*[.A28])" office:value-type="float" office:value="-0.00531026079561053">
            <text:p>-0.005310</text:p>
          </table:table-cell>
          <table:table-cell table:style-name="ce2" table:formula="of:=[.$B$14]*[.$B$19]*[.$B$16]*[.$B$15]*SIN(-[.$B$14]*[.A28])" office:value-type="float" office:value="-0.00743436511385474">
            <text:p>-0.007434</text:p>
          </table:table-cell>
          <table:table-cell table:style-name="ce2" table:formula="of:=-[.$B$15]/[.$B$19]*COS(-[.$B$14]*[.A28])" office:value-type="float" office:value="-5.17490635150279E-020">
            <text:p>0.000000</text:p>
          </table:table-cell>
        </table:table-row>
        <table:table-row table:style-name="ro1">
          <table:table-cell table:formula="of:=[.A28]+[.$B$13]/20" office:value-type="float" office:value="0.3">
            <text:p>0.3</text:p>
          </table:table-cell>
          <table:table-cell table:style-name="ce2" table:formula="of:=[.$B$14]*[.$B$15]*SIN(-[.$B$14]*[.A29])" office:value-type="float" office:value="-0.00597566432948311">
            <text:p>-0.005976</text:p>
          </table:table-cell>
          <table:table-cell table:style-name="ce2" table:formula="of:=[.$B$16]*[.$B$14]/[.$B$19]*[.$B$15]*SIN(-[.$B$14]*[.A29])" office:value-type="float" office:value="-0.00505035813289208">
            <text:p>-0.005050</text:p>
          </table:table-cell>
          <table:table-cell table:style-name="ce2" table:formula="of:=[.$B$14]*[.$B$19]*[.$B$16]*[.$B$15]*SIN(-[.$B$14]*[.A29])" office:value-type="float" office:value="-0.00707050138604891">
            <text:p>-0.007071</text:p>
          </table:table-cell>
          <table:table-cell table:style-name="ce2" table:formula="of:=-[.$B$15]/[.$B$19]*COS(-[.$B$14]*[.A29])" office:value-type="float" office:value="0.000261167027579405">
            <text:p>0.000261</text:p>
          </table:table-cell>
        </table:table-row>
        <table:table-row table:style-name="ro1">
          <table:table-cell table:formula="of:=[.A29]+[.$B$13]/20" office:value-type="float" office:value="0.35">
            <text:p>0.35</text:p>
          </table:table-cell>
          <table:table-cell table:style-name="ce2" table:formula="of:=[.$B$14]*[.$B$15]*SIN(-[.$B$14]*[.A30])" office:value-type="float" office:value="-0.00508320369231526">
            <text:p>-0.005083</text:p>
          </table:table-cell>
          <table:table-cell table:style-name="ce2" table:formula="of:=[.$B$16]*[.$B$14]/[.$B$19]*[.$B$15]*SIN(-[.$B$14]*[.A30])" office:value-type="float" office:value="-0.00429609122821195">
            <text:p>-0.004296</text:p>
          </table:table-cell>
          <table:table-cell table:style-name="ce2" table:formula="of:=[.$B$14]*[.$B$19]*[.$B$16]*[.$B$15]*SIN(-[.$B$14]*[.A30])" office:value-type="float" office:value="-0.00601452771949673">
            <text:p>-0.006015</text:p>
          </table:table-cell>
          <table:table-cell table:style-name="ce2" table:formula="of:=-[.$B$15]/[.$B$19]*COS(-[.$B$14]*[.A30])" office:value-type="float" office:value="0.000496769206841658">
            <text:p>0.000497</text:p>
          </table:table-cell>
        </table:table-row>
        <table:table-row table:style-name="ro1">
          <table:table-cell table:formula="of:=[.A30]+[.$B$13]/20" office:value-type="float" office:value="0.4">
            <text:p>0.4</text:p>
          </table:table-cell>
          <table:table-cell table:style-name="ce2" table:formula="of:=[.$B$14]*[.$B$15]*SIN(-[.$B$14]*[.A31])" office:value-type="float" office:value="-0.00369316366098091">
            <text:p>-0.003693</text:p>
          </table:table-cell>
          <table:table-cell table:style-name="ce2" table:formula="of:=[.$B$16]*[.$B$14]/[.$B$19]*[.$B$15]*SIN(-[.$B$14]*[.A31])" office:value-type="float" office:value="-0.00312129298148677">
            <text:p>-0.003121</text:p>
          </table:table-cell>
          <table:table-cell table:style-name="ce2" table:formula="of:=[.$B$14]*[.$B$19]*[.$B$16]*[.$B$15]*SIN(-[.$B$14]*[.A31])" office:value-type="float" office:value="-0.00436981017408147">
            <text:p>-0.004370</text:p>
          </table:table-cell>
          <table:table-cell table:style-name="ce2" table:formula="of:=-[.$B$15]/[.$B$19]*COS(-[.$B$14]*[.A31])" office:value-type="float" office:value="0.000683744154943663">
            <text:p>0.000684</text:p>
          </table:table-cell>
        </table:table-row>
        <table:table-row table:style-name="ro1">
          <table:table-cell table:formula="of:=[.A31]+[.$B$13]/20" office:value-type="float" office:value="0.45">
            <text:p>0.45</text:p>
          </table:table-cell>
          <table:table-cell table:style-name="ce2" table:formula="of:=[.$B$14]*[.$B$15]*SIN(-[.$B$14]*[.A32])" office:value-type="float" office:value="-0.00194161103872547">
            <text:p>-0.001942</text:p>
          </table:table-cell>
          <table:table-cell table:style-name="ce2" table:formula="of:=[.$B$16]*[.$B$14]/[.$B$19]*[.$B$15]*SIN(-[.$B$14]*[.A32])" office:value-type="float" office:value="-0.00164096083040669">
            <text:p>-0.001641</text:p>
          </table:table-cell>
          <table:table-cell table:style-name="ce2" table:formula="of:=[.$B$14]*[.$B$19]*[.$B$16]*[.$B$15]*SIN(-[.$B$14]*[.A32])" office:value-type="float" office:value="-0.00229734516256936">
            <text:p>-0.002297</text:p>
          </table:table-cell>
          <table:table-cell table:style-name="ce2" table:formula="of:=-[.$B$15]/[.$B$19]*COS(-[.$B$14]*[.A32])" office:value-type="float" office:value="0.00080378946123413">
            <text:p>0.000804</text:p>
          </table:table-cell>
        </table:table-row>
        <table:table-row table:style-name="ro1">
          <table:table-cell table:formula="of:=[.A32]+[.$B$13]/20" office:value-type="float" office:value="0.5">
            <text:p>0.5</text:p>
          </table:table-cell>
          <table:table-cell table:style-name="ce2" table:formula="of:=[.$B$14]*[.$B$15]*SIN(-[.$B$14]*[.A33])" office:value-type="float" office:value="-3.55973766334846E-018">
            <text:p>0.000000</text:p>
          </table:table-cell>
          <table:table-cell table:style-name="ce2" table:formula="of:=[.$B$16]*[.$B$14]/[.$B$19]*[.$B$15]*SIN(-[.$B$14]*[.A33])" office:value-type="float" office:value="-3.0085274318963E-018">
            <text:p>0.000000</text:p>
          </table:table-cell>
          <table:table-cell table:style-name="ce2" table:formula="of:=[.$B$14]*[.$B$19]*[.$B$16]*[.$B$15]*SIN(-[.$B$14]*[.A33])" office:value-type="float" office:value="-4.21193840465482E-018">
            <text:p>0.000000</text:p>
          </table:table-cell>
          <table:table-cell table:style-name="ce2" table:formula="of:=-[.$B$15]/[.$B$19]*COS(-[.$B$14]*[.A33])" office:value-type="float" office:value="0.000845154254728516">
            <text:p>0.000845</text:p>
          </table:table-cell>
        </table:table-row>
        <table:table-row table:style-name="ro1">
          <table:table-cell table:formula="of:=[.A33]+[.$B$13]/20" office:value-type="float" office:value="0.55">
            <text:p>0.55</text:p>
          </table:table-cell>
          <table:table-cell table:style-name="ce2" table:formula="of:=[.$B$14]*[.$B$15]*SIN(-[.$B$14]*[.A34])" office:value-type="float" office:value="0.00194161103872546">
            <text:p>0.001942</text:p>
          </table:table-cell>
          <table:table-cell table:style-name="ce2" table:formula="of:=[.$B$16]*[.$B$14]/[.$B$19]*[.$B$15]*SIN(-[.$B$14]*[.A34])" office:value-type="float" office:value="0.00164096083040668">
            <text:p>0.001641</text:p>
          </table:table-cell>
          <table:table-cell table:style-name="ce2" table:formula="of:=[.$B$14]*[.$B$19]*[.$B$16]*[.$B$15]*SIN(-[.$B$14]*[.A34])" office:value-type="float" office:value="0.00229734516256935">
            <text:p>0.002297</text:p>
          </table:table-cell>
          <table:table-cell table:style-name="ce2" table:formula="of:=-[.$B$15]/[.$B$19]*COS(-[.$B$14]*[.A34])" office:value-type="float" office:value="0.00080378946123413">
            <text:p>0.000804</text:p>
          </table:table-cell>
        </table:table-row>
        <table:table-row table:style-name="ro1">
          <table:table-cell table:formula="of:=[.A34]+[.$B$13]/20" office:value-type="float" office:value="0.6">
            <text:p>0.6</text:p>
          </table:table-cell>
          <table:table-cell table:style-name="ce2" table:formula="of:=[.$B$14]*[.$B$15]*SIN(-[.$B$14]*[.A35])" office:value-type="float" office:value="0.00369316366098091">
            <text:p>0.003693</text:p>
          </table:table-cell>
          <table:table-cell table:style-name="ce2" table:formula="of:=[.$B$16]*[.$B$14]/[.$B$19]*[.$B$15]*SIN(-[.$B$14]*[.A35])" office:value-type="float" office:value="0.00312129298148676">
            <text:p>0.003121</text:p>
          </table:table-cell>
          <table:table-cell table:style-name="ce2" table:formula="of:=[.$B$14]*[.$B$19]*[.$B$16]*[.$B$15]*SIN(-[.$B$14]*[.A35])" office:value-type="float" office:value="0.00436981017408147">
            <text:p>0.004370</text:p>
          </table:table-cell>
          <table:table-cell table:style-name="ce2" table:formula="of:=-[.$B$15]/[.$B$19]*COS(-[.$B$14]*[.A35])" office:value-type="float" office:value="0.000683744154943663">
            <text:p>0.000684</text:p>
          </table:table-cell>
        </table:table-row>
        <table:table-row table:style-name="ro1">
          <table:table-cell table:formula="of:=[.A35]+[.$B$13]/20" office:value-type="float" office:value="0.65">
            <text:p>0.65</text:p>
          </table:table-cell>
          <table:table-cell table:style-name="ce2" table:formula="of:=[.$B$14]*[.$B$15]*SIN(-[.$B$14]*[.A36])" office:value-type="float" office:value="0.00508320369231526">
            <text:p>0.005083</text:p>
          </table:table-cell>
          <table:table-cell table:style-name="ce2" table:formula="of:=[.$B$16]*[.$B$14]/[.$B$19]*[.$B$15]*SIN(-[.$B$14]*[.A36])" office:value-type="float" office:value="0.00429609122821195">
            <text:p>0.004296</text:p>
          </table:table-cell>
          <table:table-cell table:style-name="ce2" table:formula="of:=[.$B$14]*[.$B$19]*[.$B$16]*[.$B$15]*SIN(-[.$B$14]*[.A36])" office:value-type="float" office:value="0.00601452771949673">
            <text:p>0.006015</text:p>
          </table:table-cell>
          <table:table-cell table:style-name="ce2" table:formula="of:=-[.$B$15]/[.$B$19]*COS(-[.$B$14]*[.A36])" office:value-type="float" office:value="0.000496769206841658">
            <text:p>0.000497</text:p>
          </table:table-cell>
        </table:table-row>
        <table:table-row table:style-name="ro1">
          <table:table-cell table:formula="of:=[.A36]+[.$B$13]/20" office:value-type="float" office:value="0.7">
            <text:p>0.7</text:p>
          </table:table-cell>
          <table:table-cell table:style-name="ce2" table:formula="of:=[.$B$14]*[.$B$15]*SIN(-[.$B$14]*[.A37])" office:value-type="float" office:value="0.00597566432948311">
            <text:p>0.005976</text:p>
          </table:table-cell>
          <table:table-cell table:style-name="ce2" table:formula="of:=[.$B$16]*[.$B$14]/[.$B$19]*[.$B$15]*SIN(-[.$B$14]*[.A37])" office:value-type="float" office:value="0.00505035813289208">
            <text:p>0.005050</text:p>
          </table:table-cell>
          <table:table-cell table:style-name="ce2" table:formula="of:=[.$B$14]*[.$B$19]*[.$B$16]*[.$B$15]*SIN(-[.$B$14]*[.A37])" office:value-type="float" office:value="0.00707050138604891">
            <text:p>0.007071</text:p>
          </table:table-cell>
          <table:table-cell table:style-name="ce2" table:formula="of:=-[.$B$15]/[.$B$19]*COS(-[.$B$14]*[.A37])" office:value-type="float" office:value="0.000261167027579405">
            <text:p>0.000261</text:p>
          </table:table-cell>
        </table:table-row>
        <table:table-row table:style-name="ro1">
          <table:table-cell table:formula="of:=[.A37]+[.$B$13]/20" office:value-type="float" office:value="0.75">
            <text:p>0.75</text:p>
          </table:table-cell>
          <table:table-cell table:style-name="ce2" table:formula="of:=[.$B$14]*[.$B$15]*SIN(-[.$B$14]*[.A38])" office:value-type="float" office:value="0.00628318530717959">
            <text:p>0.006283</text:p>
          </table:table-cell>
          <table:table-cell table:style-name="ce2" table:formula="of:=[.$B$16]*[.$B$14]/[.$B$19]*[.$B$15]*SIN(-[.$B$14]*[.A38])" office:value-type="float" office:value="0.00531026079561053">
            <text:p>0.005310</text:p>
          </table:table-cell>
          <table:table-cell table:style-name="ce2" table:formula="of:=[.$B$14]*[.$B$19]*[.$B$16]*[.$B$15]*SIN(-[.$B$14]*[.A38])" office:value-type="float" office:value="0.00743436511385474">
            <text:p>0.007434</text:p>
          </table:table-cell>
          <table:table-cell table:style-name="ce2" table:formula="of:=-[.$B$15]/[.$B$19]*COS(-[.$B$14]*[.A38])" office:value-type="float" office:value="-5.95400579822527E-019">
            <text:p>0.000000</text:p>
          </table:table-cell>
        </table:table-row>
        <table:table-row table:style-name="ro1">
          <table:table-cell table:formula="of:=[.A38]+[.$B$13]/20" office:value-type="float" office:value="0.8">
            <text:p>0.8</text:p>
          </table:table-cell>
          <table:table-cell table:style-name="ce2" table:formula="of:=[.$B$14]*[.$B$15]*SIN(-[.$B$14]*[.A39])" office:value-type="float" office:value="0.00597566432948311">
            <text:p>0.005976</text:p>
          </table:table-cell>
          <table:table-cell table:style-name="ce2" table:formula="of:=[.$B$16]*[.$B$14]/[.$B$19]*[.$B$15]*SIN(-[.$B$14]*[.A39])" office:value-type="float" office:value="0.00505035813289208">
            <text:p>0.005050</text:p>
          </table:table-cell>
          <table:table-cell table:style-name="ce2" table:formula="of:=[.$B$14]*[.$B$19]*[.$B$16]*[.$B$15]*SIN(-[.$B$14]*[.A39])" office:value-type="float" office:value="0.00707050138604891">
            <text:p>0.007071</text:p>
          </table:table-cell>
          <table:table-cell table:style-name="ce2" table:formula="of:=-[.$B$15]/[.$B$19]*COS(-[.$B$14]*[.A39])" office:value-type="float" office:value="-0.000261167027579405">
            <text:p>-0.000261</text:p>
          </table:table-cell>
        </table:table-row>
        <table:table-row table:style-name="ro1">
          <table:table-cell table:formula="of:=[.A39]+[.$B$13]/20" office:value-type="float" office:value="0.85">
            <text:p>0.85</text:p>
          </table:table-cell>
          <table:table-cell table:style-name="ce2" table:formula="of:=[.$B$14]*[.$B$15]*SIN(-[.$B$14]*[.A40])" office:value-type="float" office:value="0.00508320369231526">
            <text:p>0.005083</text:p>
          </table:table-cell>
          <table:table-cell table:style-name="ce2" table:formula="of:=[.$B$16]*[.$B$14]/[.$B$19]*[.$B$15]*SIN(-[.$B$14]*[.A40])" office:value-type="float" office:value="0.00429609122821195">
            <text:p>0.004296</text:p>
          </table:table-cell>
          <table:table-cell table:style-name="ce2" table:formula="of:=[.$B$14]*[.$B$19]*[.$B$16]*[.$B$15]*SIN(-[.$B$14]*[.A40])" office:value-type="float" office:value="0.00601452771949672">
            <text:p>0.006015</text:p>
          </table:table-cell>
          <table:table-cell table:style-name="ce2" table:formula="of:=-[.$B$15]/[.$B$19]*COS(-[.$B$14]*[.A40])" office:value-type="float" office:value="-0.000496769206841659">
            <text:p>-0.000497</text:p>
          </table:table-cell>
        </table:table-row>
        <table:table-row table:style-name="ro1">
          <table:table-cell table:formula="of:=[.A40]+[.$B$13]/20" office:value-type="float" office:value="0.9">
            <text:p>0.9</text:p>
          </table:table-cell>
          <table:table-cell table:style-name="ce2" table:formula="of:=[.$B$14]*[.$B$15]*SIN(-[.$B$14]*[.A41])" office:value-type="float" office:value="0.00369316366098091">
            <text:p>0.003693</text:p>
          </table:table-cell>
          <table:table-cell table:style-name="ce2" table:formula="of:=[.$B$16]*[.$B$14]/[.$B$19]*[.$B$15]*SIN(-[.$B$14]*[.A41])" office:value-type="float" office:value="0.00312129298148676">
            <text:p>0.003121</text:p>
          </table:table-cell>
          <table:table-cell table:style-name="ce2" table:formula="of:=[.$B$14]*[.$B$19]*[.$B$16]*[.$B$15]*SIN(-[.$B$14]*[.A41])" office:value-type="float" office:value="0.00436981017408146">
            <text:p>0.004370</text:p>
          </table:table-cell>
          <table:table-cell table:style-name="ce2" table:formula="of:=-[.$B$15]/[.$B$19]*COS(-[.$B$14]*[.A41])" office:value-type="float" office:value="-0.000683744154943664">
            <text:p>-0.000684</text:p>
          </table:table-cell>
        </table:table-row>
        <table:table-row table:style-name="ro1">
          <table:table-cell table:formula="of:=[.A41]+[.$B$13]/20" office:value-type="float" office:value="0.95">
            <text:p>0.95</text:p>
          </table:table-cell>
          <table:table-cell table:style-name="ce2" table:formula="of:=[.$B$14]*[.$B$15]*SIN(-[.$B$14]*[.A42])" office:value-type="float" office:value="0.00194161103872546">
            <text:p>0.001942</text:p>
          </table:table-cell>
          <table:table-cell table:style-name="ce2" table:formula="of:=[.$B$16]*[.$B$14]/[.$B$19]*[.$B$15]*SIN(-[.$B$14]*[.A42])" office:value-type="float" office:value="0.00164096083040668">
            <text:p>0.001641</text:p>
          </table:table-cell>
          <table:table-cell table:style-name="ce2" table:formula="of:=[.$B$14]*[.$B$19]*[.$B$16]*[.$B$15]*SIN(-[.$B$14]*[.A42])" office:value-type="float" office:value="0.00229734516256934">
            <text:p>0.002297</text:p>
          </table:table-cell>
          <table:table-cell table:style-name="ce2" table:formula="of:=-[.$B$15]/[.$B$19]*COS(-[.$B$14]*[.A42])" office:value-type="float" office:value="-0.00080378946123413">
            <text:p>-0.000804</text:p>
          </table:table-cell>
        </table:table-row>
        <table:table-row table:style-name="ro1">
          <table:table-cell table:formula="of:=[.A42]+[.$B$13]/20" office:value-type="float" office:value="1">
            <text:p>1</text:p>
          </table:table-cell>
          <table:table-cell table:style-name="ce2" table:formula="of:=[.$B$14]*[.$B$15]*SIN(-[.$B$14]*[.A43])" office:value-type="float" office:value="-9.62229346374452E-018">
            <text:p>0.000000</text:p>
          </table:table-cell>
          <table:table-cell table:style-name="ce2" table:formula="of:=[.$B$16]*[.$B$14]/[.$B$19]*[.$B$15]*SIN(-[.$B$14]*[.A43])" office:value-type="float" office:value="-8.13232226113007E-018">
            <text:p>0.000000</text:p>
          </table:table-cell>
          <table:table-cell table:style-name="ce2" table:formula="of:=[.$B$14]*[.$B$19]*[.$B$16]*[.$B$15]*SIN(-[.$B$14]*[.A43])" office:value-type="float" office:value="-1.13852511655821E-017">
            <text:p>0.000000</text:p>
          </table:table-cell>
          <table:table-cell table:style-name="ce2" table:formula="of:=-[.$B$15]/[.$B$19]*COS(-[.$B$14]*[.A43])" office:value-type="float" office:value="-0.000845154254728516">
            <text:p>-0.0008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1.K63" table:end-x="0.887in" table:end-y="0.0425in" draw:z-index="0" draw:style-name="gr1" svg:width="9.911in" svg:height="3.1358in" svg:x="0.252in" svg:y="0.0945in">
              <draw:object draw:notify-on-update-of-ranges="Sheet1.B22:Sheet1.B22 Sheet1.B23:Sheet1.B43 Sheet1.A23:Sheet1.A43 Sheet1.C22:Sheet1.C22 Sheet1.C23:Sheet1.C43 Sheet1.A23:Sheet1.A43 Sheet1.D22:Sheet1.D22 Sheet1.D23:Sheet1.D43 Sheet1.A23:Sheet1.A43 Sheet1.E22:Sheet1.E22 Sheet1.E23:Sheet1.E43 Sheet1.A23:Sheet1.A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k" table:base-cell-address="$Sheet1.$B$14" table:cell-range-address="$Sheet1.$B$14"/>
        <table:named-range table:name="A" table:base-cell-address="$Sheet1.$B$15" table:cell-range-address="$Sheet1.$B$15"/>
        <table:named-range table:name="Rho_0" table:base-cell-address="$Sheet1.$B$16" table:cell-range-address="$Sheet1.$B$16"/>
        <table:named-range table:name="P_0" table:base-cell-address="$Sheet1.$B$17" table:cell-range-address="$Sheet1.$B$17"/>
        <table:named-range table:name="c" table:base-cell-address="$Sheet1.$B$19" table:cell-range-address="$Sheet1.$B$19"/>
        <table:named-range table:name="gamma" table:base-cell-address="$Sheet1.$B$18" table:cell-range-address="$Sheet1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1">08/21/2010</text:date>, <text:time>20:1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21T12:46:30</meta:creation-date>
    <dc:date>2010-08-21T20:18:26</dc:date>
    <meta:editing-duration>PT04H00M18S</meta:editing-duration>
    <meta:editing-cycles>6</meta:editing-cycles>
    <meta:generator>OpenOffice.org/3.1$Linux OpenOffice.org_project/310m21$Build-9319</meta:generator>
    <meta:document-statistic meta:table-count="3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19">
      <number:number number:decimal-places="4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8pt" style:font-size-asian="8pt" style:font-size-complex="8pt"/>
    </style:style>
    <style:style style:name="ch11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25.175cm" svg:height="7.966cm" chart:class="chart:scatter" chart:style-name="ch1">
        <chart:title svg:x="8.949cm" svg:y="0.16cm" chart:style-name="ch2">
          <text:p>spatial profiles for a 1D traveling wave</text:p>
        </chart:title>
        <chart:legend chart:legend-position="end" svg:x="18.077cm" svg:y="0.684cm" chart:style-name="ch3"/>
        <chart:plot-area chart:style-name="ch4" table:cell-range-address="Sheet1.A22:Sheet1.E43" chart:data-source-has-labels="row" svg:x="1.037cm" svg:y="0.475cm" svg:width="23.113cm" svg:height="7.488cm">
          <chart:axis chart:dimension="x" chart:name="primary-x" chart:style-name="ch5">
            <chart:title svg:x="11.72cm" svg:y="7.551cm" chart:style-name="ch6">
              <text:p>x coordinate</text:p>
            </chart:title>
          </chart:axis>
          <chart:axis chart:dimension="y" chart:name="primary-y" chart:style-name="ch7">
            <chart:title svg:x="0.735cm" svg:y="4.701cm" chart:style-name="ch8">
              <text:p>u, drho, dp</text:p>
            </chart:title>
            <chart:grid chart:style-name="ch9" chart:class="major"/>
          </chart:axis>
          <chart:axis chart:dimension="y" chart:name="secondary-y" chart:style-name="ch10">
            <chart:title svg:x="24.082cm" svg:y="4.092cm" chart:style-name="ch8">
              <text:p>dx</text:p>
            </chart:title>
          </chart:axis>
          <chart:series chart:attached-axis="primary-y" chart:style-name="ch11" chart:values-cell-range-address="Sheet1.B23:Sheet1.B43" chart:label-cell-address="Sheet1.B22:Sheet1.B22" chart:class="chart:scatter">
            <chart:domain table:cell-range-address="Sheet1.A23:Sheet1.A43"/>
            <chart:data-point chart:repeated="21"/>
          </chart:series>
          <chart:series chart:attached-axis="primary-y" chart:style-name="ch12" chart:values-cell-range-address="Sheet1.C23:Sheet1.C43" chart:label-cell-address="Sheet1.C22:Sheet1.C22" chart:class="chart:scatter">
            <chart:data-point chart:repeated="21"/>
          </chart:series>
          <chart:series chart:attached-axis="primary-y" chart:style-name="ch13" chart:values-cell-range-address="Sheet1.D23:Sheet1.D43" chart:label-cell-address="Sheet1.D22:Sheet1.D22" chart:class="chart:scatter">
            <chart:data-point chart:repeated="21"/>
          </chart:series>
          <chart:series chart:attached-axis="secondary-y" chart:style-name="ch14" chart:values-cell-range-address="Sheet1.E23:Sheet1.E43" chart:label-cell-address="Sheet1.E22:Sheet1.E22" chart:class="chart:scatte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2:Sheet1.B22">u</text:p>
              </table:table-cell>
              <table:table-cell office:value-type="string">
                <text:p text:id="Sheet1.C22:Sheet1.C22">s*rho_0=rho-rho_0</text:p>
              </table:table-cell>
              <table:table-cell office:value-type="string">
                <text:p text:id="Sheet1.D22:Sheet1.D22">P-P_0</text:p>
              </table:table-cell>
              <table:table-cell office:value-type="string">
                <text:p text:id="Sheet1.E22:Sheet1.E22">dx=x-x_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3:Sheet1.A43">0</text:p>
              </table:table-cell>
              <table:table-cell office:value-type="float" office:value="-0">
                <text:p text:id="Sheet1.B23:Sheet1.B43">-0</text:p>
              </table:table-cell>
              <table:table-cell office:value-type="float" office:value="-0">
                <text:p text:id="Sheet1.C23:Sheet1.C43">-0</text:p>
              </table:table-cell>
              <table:table-cell office:value-type="float" office:value="-0">
                <text:p text:id="Sheet1.D23:Sheet1.D43">-0</text:p>
              </table:table-cell>
              <table:table-cell office:value-type="float" office:value="-0.000845154254728516">
                <text:p text:id="Sheet1.E23:Sheet1.E43">-0.0008451542547285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0.00194161103872547">
                <text:p>-0.00194161103872547</text:p>
              </table:table-cell>
              <table:table-cell office:value-type="float" office:value="-0.00164096083040668">
                <text:p>-0.00164096083040668</text:p>
              </table:table-cell>
              <table:table-cell office:value-type="float" office:value="-0.00229734516256936">
                <text:p>-0.00229734516256936</text:p>
              </table:table-cell>
              <table:table-cell office:value-type="float" office:value="-0.00080378946123413">
                <text:p>-0.00080378946123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0.00369316366098091">
                <text:p>-0.00369316366098091</text:p>
              </table:table-cell>
              <table:table-cell office:value-type="float" office:value="-0.00312129298148676">
                <text:p>-0.00312129298148676</text:p>
              </table:table-cell>
              <table:table-cell office:value-type="float" office:value="-0.00436981017408147">
                <text:p>-0.00436981017408147</text:p>
              </table:table-cell>
              <table:table-cell office:value-type="float" office:value="-0.000683744154943663">
                <text:p>-0.000683744154943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0.00508320369231526">
                <text:p>-0.00508320369231526</text:p>
              </table:table-cell>
              <table:table-cell office:value-type="float" office:value="-0.00429609122821195">
                <text:p>-0.00429609122821195</text:p>
              </table:table-cell>
              <table:table-cell office:value-type="float" office:value="-0.00601452771949673">
                <text:p>-0.00601452771949673</text:p>
              </table:table-cell>
              <table:table-cell office:value-type="float" office:value="-0.000496769206841658">
                <text:p>-0.000496769206841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-0.00597566432948311">
                <text:p>-0.00597566432948311</text:p>
              </table:table-cell>
              <table:table-cell office:value-type="float" office:value="-0.00505035813289208">
                <text:p>-0.00505035813289208</text:p>
              </table:table-cell>
              <table:table-cell office:value-type="float" office:value="-0.00707050138604891">
                <text:p>-0.00707050138604891</text:p>
              </table:table-cell>
              <table:table-cell office:value-type="float" office:value="-0.000261167027579405">
                <text:p>-0.000261167027579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-0.00628318530717959">
                <text:p>-0.00628318530717959</text:p>
              </table:table-cell>
              <table:table-cell office:value-type="float" office:value="-0.00531026079561053">
                <text:p>-0.00531026079561053</text:p>
              </table:table-cell>
              <table:table-cell office:value-type="float" office:value="-0.00743436511385474">
                <text:p>-0.00743436511385474</text:p>
              </table:table-cell>
              <table:table-cell office:value-type="float" office:value="-5.17490635150279E-020">
                <text:p>-5.17490635150279E-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-0.00597566432948311">
                <text:p>-0.00597566432948311</text:p>
              </table:table-cell>
              <table:table-cell office:value-type="float" office:value="-0.00505035813289208">
                <text:p>-0.00505035813289208</text:p>
              </table:table-cell>
              <table:table-cell office:value-type="float" office:value="-0.00707050138604891">
                <text:p>-0.00707050138604891</text:p>
              </table:table-cell>
              <table:table-cell office:value-type="float" office:value="0.000261167027579405">
                <text:p>0.000261167027579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00508320369231526">
                <text:p>-0.00508320369231526</text:p>
              </table:table-cell>
              <table:table-cell office:value-type="float" office:value="-0.00429609122821195">
                <text:p>-0.00429609122821195</text:p>
              </table:table-cell>
              <table:table-cell office:value-type="float" office:value="-0.00601452771949673">
                <text:p>-0.00601452771949673</text:p>
              </table:table-cell>
              <table:table-cell office:value-type="float" office:value="0.000496769206841658">
                <text:p>0.000496769206841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0.00369316366098091">
                <text:p>-0.00369316366098091</text:p>
              </table:table-cell>
              <table:table-cell office:value-type="float" office:value="-0.00312129298148677">
                <text:p>-0.00312129298148677</text:p>
              </table:table-cell>
              <table:table-cell office:value-type="float" office:value="-0.00436981017408147">
                <text:p>-0.00436981017408147</text:p>
              </table:table-cell>
              <table:table-cell office:value-type="float" office:value="0.000683744154943663">
                <text:p>0.0006837441549436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0.00194161103872547">
                <text:p>-0.00194161103872547</text:p>
              </table:table-cell>
              <table:table-cell office:value-type="float" office:value="-0.00164096083040669">
                <text:p>-0.00164096083040669</text:p>
              </table:table-cell>
              <table:table-cell office:value-type="float" office:value="-0.00229734516256936">
                <text:p>-0.00229734516256936</text:p>
              </table:table-cell>
              <table:table-cell office:value-type="float" office:value="0.00080378946123413">
                <text:p>0.00080378946123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3.55973766334846E-018">
                <text:p>-3.55973766334846E-018</text:p>
              </table:table-cell>
              <table:table-cell office:value-type="float" office:value="-3.0085274318963E-018">
                <text:p>-3.0085274318963E-018</text:p>
              </table:table-cell>
              <table:table-cell office:value-type="float" office:value="-4.21193840465482E-018">
                <text:p>-4.21193840465482E-018</text:p>
              </table:table-cell>
              <table:table-cell office:value-type="float" office:value="0.000845154254728516">
                <text:p>0.000845154254728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00194161103872546">
                <text:p>0.00194161103872546</text:p>
              </table:table-cell>
              <table:table-cell office:value-type="float" office:value="0.00164096083040668">
                <text:p>0.00164096083040668</text:p>
              </table:table-cell>
              <table:table-cell office:value-type="float" office:value="0.00229734516256935">
                <text:p>0.00229734516256935</text:p>
              </table:table-cell>
              <table:table-cell office:value-type="float" office:value="0.00080378946123413">
                <text:p>0.00080378946123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00369316366098091">
                <text:p>0.00369316366098091</text:p>
              </table:table-cell>
              <table:table-cell office:value-type="float" office:value="0.00312129298148676">
                <text:p>0.00312129298148676</text:p>
              </table:table-cell>
              <table:table-cell office:value-type="float" office:value="0.00436981017408147">
                <text:p>0.00436981017408147</text:p>
              </table:table-cell>
              <table:table-cell office:value-type="float" office:value="0.000683744154943663">
                <text:p>0.000683744154943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00508320369231526">
                <text:p>0.00508320369231526</text:p>
              </table:table-cell>
              <table:table-cell office:value-type="float" office:value="0.00429609122821195">
                <text:p>0.00429609122821195</text:p>
              </table:table-cell>
              <table:table-cell office:value-type="float" office:value="0.00601452771949673">
                <text:p>0.00601452771949673</text:p>
              </table:table-cell>
              <table:table-cell office:value-type="float" office:value="0.000496769206841658">
                <text:p>0.000496769206841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00597566432948311">
                <text:p>0.00597566432948311</text:p>
              </table:table-cell>
              <table:table-cell office:value-type="float" office:value="0.00505035813289208">
                <text:p>0.00505035813289208</text:p>
              </table:table-cell>
              <table:table-cell office:value-type="float" office:value="0.00707050138604891">
                <text:p>0.00707050138604891</text:p>
              </table:table-cell>
              <table:table-cell office:value-type="float" office:value="0.000261167027579405">
                <text:p>0.000261167027579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00628318530717959">
                <text:p>0.00628318530717959</text:p>
              </table:table-cell>
              <table:table-cell office:value-type="float" office:value="0.00531026079561053">
                <text:p>0.00531026079561053</text:p>
              </table:table-cell>
              <table:table-cell office:value-type="float" office:value="0.00743436511385474">
                <text:p>0.00743436511385474</text:p>
              </table:table-cell>
              <table:table-cell office:value-type="float" office:value="-5.95400579822527E-019">
                <text:p>-5.95400579822527E-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00597566432948311">
                <text:p>0.00597566432948311</text:p>
              </table:table-cell>
              <table:table-cell office:value-type="float" office:value="0.00505035813289208">
                <text:p>0.00505035813289208</text:p>
              </table:table-cell>
              <table:table-cell office:value-type="float" office:value="0.00707050138604891">
                <text:p>0.00707050138604891</text:p>
              </table:table-cell>
              <table:table-cell office:value-type="float" office:value="-0.000261167027579405">
                <text:p>-0.000261167027579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00508320369231526">
                <text:p>0.00508320369231526</text:p>
              </table:table-cell>
              <table:table-cell office:value-type="float" office:value="0.00429609122821195">
                <text:p>0.00429609122821195</text:p>
              </table:table-cell>
              <table:table-cell office:value-type="float" office:value="0.00601452771949672">
                <text:p>0.00601452771949672</text:p>
              </table:table-cell>
              <table:table-cell office:value-type="float" office:value="-0.000496769206841659">
                <text:p>-0.000496769206841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0369316366098091">
                <text:p>0.00369316366098091</text:p>
              </table:table-cell>
              <table:table-cell office:value-type="float" office:value="0.00312129298148676">
                <text:p>0.00312129298148676</text:p>
              </table:table-cell>
              <table:table-cell office:value-type="float" office:value="0.00436981017408146">
                <text:p>0.00436981017408146</text:p>
              </table:table-cell>
              <table:table-cell office:value-type="float" office:value="-0.000683744154943664">
                <text:p>-0.0006837441549436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00194161103872546">
                <text:p>0.00194161103872546</text:p>
              </table:table-cell>
              <table:table-cell office:value-type="float" office:value="0.00164096083040668">
                <text:p>0.00164096083040668</text:p>
              </table:table-cell>
              <table:table-cell office:value-type="float" office:value="0.00229734516256934">
                <text:p>0.00229734516256934</text:p>
              </table:table-cell>
              <table:table-cell office:value-type="float" office:value="-0.00080378946123413">
                <text:p>-0.00080378946123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9.62229346374452E-018">
                <text:p>-9.62229346374452E-018</text:p>
              </table:table-cell>
              <table:table-cell office:value-type="float" office:value="-8.13232226113007E-018">
                <text:p>-8.13232226113007E-018</text:p>
              </table:table-cell>
              <table:table-cell office:value-type="float" office:value="-1.13852511655821E-017">
                <text:p>-1.13852511655821E-017</text:p>
              </table:table-cell>
              <table:table-cell office:value-type="float" office:value="-0.000845154254728516">
                <text:p>-0.000845154254728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